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image/png" manifest:full-path="Pictures/10000000000000200000002000309F1C.png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333366" draw:textarea-horizontal-align="justify" draw:textarea-vertical-align="middle" draw:auto-grow-height="false"/>
    </style:style>
    <style:style style:name="co1" style:family="table-column">
      <style:table-column-properties style:column-width="2.002cm" style:use-optimal-column-width="false"/>
    </style:style>
    <style:style style:name="co2" style:family="table-column">
      <style:table-column-properties style:column-width="1.999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draw:fill="solid" draw:fill-color="#ccccff" style:repeat="repeat" draw:textarea-vertical-align="middle"/>
      <style:paragraph-properties fo:text-align="center"/>
      <style:text-properties style:use-window-font-color="true"/>
    </style:style>
    <style:style style:name="ce2" style:family="table-cell">
      <style:graphic-properties draw:fill="solid" draw:fill-color="#9999cc" style:repeat="repeat" draw:textarea-vertical-align="middle"/>
      <style:paragraph-properties fo:text-align="center"/>
      <style:text-properties style:use-window-font-color="true"/>
    </style:style>
    <style:style style:name="ce3" style:family="table-cell">
      <style:graphic-properties draw:fill="solid" draw:fill-color="#ccccff" style:repeat="repeat" draw:textarea-vertical-align="middle"/>
      <style:paragraph-properties fo:text-align="center"/>
      <style:text-properties style:use-window-font-color="true" style:text-position="33% 58%"/>
    </style:style>
    <style:style style:name="ce4" style:family="table-cell">
      <style:graphic-properties draw:fill="solid" draw:fill-color="#ffcc99" style:repeat="repeat" draw:textarea-vertical-align="middle"/>
      <style:paragraph-properties fo:text-align="center"/>
      <style:text-properties style:use-window-font-color="true"/>
    </style:style>
    <style:style style:name="ce5" style:family="table-cell">
      <style:graphic-properties draw:fill="solid" draw:fill-color="#94bd5e" style:repeat="repeat" draw:textarea-vertical-align="middle"/>
      <style:paragraph-properties fo:text-align="center"/>
      <style:text-properties style:use-window-font-color="true"/>
    </style:style>
    <style:style style:name="ce6" style:family="table-cell">
      <style:graphic-properties draw:fill="solid" draw:fill-color="#eb613d" style:repeat="repeat" draw:textarea-vertical-align="middle"/>
      <style:paragraph-properties fo:text-align="center"/>
      <style:text-properties style:use-window-font-color="tru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33% 58%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style:text-position="33% 58%" fo:font-size="18pt"/>
    </style:style>
    <style:style style:name="P6" style:family="paragraph">
      <style:paragraph-properties fo:text-align="center"/>
      <style:text-properties fo:color="#ffffff"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fo:color="#ffffff"/>
    </style:style>
    <style:style style:name="T4" style:family="text">
      <style:text-properties fo:color="#ffffff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id="id1" draw:layer="layout" svg:width="8.004cm" svg:height="4.723cm" svg:x="0cm" svg:y="8.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<text:span text:style-name="T1">0,0</text:span></text:p>
              </table:table-cell>
              <table:table-cell>
                <text:p text:style-name="P1">a<text:span text:style-name="T1">0,1</text:span></text:p>
              </table:table-cell>
              <table:table-cell>
                <text:p text:style-name="P1">a<text:span text:style-name="T1">0,2</text:span></text:p>
              </table:table-cell>
              <table:table-cell>
                <text:p text:style-name="P1">a<text:span text:style-name="T1">0,3</text:span></text:p>
              </table:table-cell>
            </table:table-row>
            <table:table-row table:style-name="ro1" table:default-cell-style-name="ce1">
              <table:table-cell>
                <text:p text:style-name="P1">a<text:span text:style-name="T1">1,0</text:span></text:p>
              </table:table-cell>
              <table:table-cell>
                <text:p text:style-name="P1">a<text:span text:style-name="T1">1,1</text:span></text:p>
              </table:table-cell>
              <table:table-cell>
                <text:p text:style-name="P1">a<text:span text:style-name="T1">1,2</text:span></text:p>
              </table:table-cell>
              <table:table-cell>
                <text:p text:style-name="P1">a<text:span text:style-name="T1">1,3</text:span></text:p>
              </table:table-cell>
            </table:table-row>
            <table:table-row table:style-name="ro1" table:default-cell-style-name="ce1">
              <table:table-cell>
                <text:p text:style-name="P1">a<text:span text:style-name="T1">2,0</text:span></text:p>
              </table:table-cell>
              <table:table-cell>
                <text:p text:style-name="P1">a<text:span text:style-name="T1">2,1</text:span></text:p>
              </table:table-cell>
              <table:table-cell table:style-name="ce2">
                <text:p text:style-name="P1">a<text:span text:style-name="T1">2,2</text:span></text:p>
              </table:table-cell>
              <table:table-cell>
                <text:p text:style-name="P1">a<text:span text:style-name="T1">2,3</text:span></text:p>
              </table:table-cell>
            </table:table-row>
            <table:table-row table:style-name="ro1" table:default-cell-style-name="ce1">
              <table:table-cell>
                <text:p text:style-name="P1">a<text:span text:style-name="T1">3,0</text:span></text:p>
              </table:table-cell>
              <table:table-cell>
                <text:p text:style-name="P1">a<text:span text:style-name="T1">3,1</text:span></text:p>
              </table:table-cell>
              <table:table-cell>
                <text:p text:style-name="P1">a<text:span text:style-name="T1">3,2</text:span></text:p>
              </table:table-cell>
              <table:table-cell>
                <text:p text:style-name="P1">a<text:span text:style-name="T1">3,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8.004cm" svg:height="4.723cm" svg:x="12.967cm" svg:y="12.1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2"><text:span text:style-name="T2">b</text:span><text:span text:style-name="T1">0,1</text:span></text:p>
              </table:table-cell>
              <table:table-cell>
                <text:p text:style-name="P1"><text:span text:style-name="T2">b</text:span><text:span text:style-name="T1">0,1</text:span></text:p>
              </table:table-cell>
              <table:table-cell>
                <text:p text:style-name="P1"><text:span text:style-name="T2">b</text:span><text:span text:style-name="T1">0,2</text:span></text:p>
              </table:table-cell>
              <table:table-cell>
                <text:p text:style-name="P1"><text:span text:style-name="T2">b</text:span><text:span text:style-name="T1">0,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b</text:span><text:span text:style-name="T1">1,0</text:span></text:p>
              </table:table-cell>
              <table:table-cell>
                <text:p text:style-name="P1"><text:span text:style-name="T2">b</text:span><text:span text:style-name="T1">1,1</text:span></text:p>
              </table:table-cell>
              <table:table-cell>
                <text:p text:style-name="P1"><text:span text:style-name="T2">b</text:span><text:span text:style-name="T1">1,2</text:span></text:p>
              </table:table-cell>
              <table:table-cell>
                <text:p text:style-name="P1"><text:span text:style-name="T2">b</text:span><text:span text:style-name="T1">1,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b</text:span><text:span text:style-name="T1">2,0</text:span></text:p>
              </table:table-cell>
              <table:table-cell>
                <text:p text:style-name="P1"><text:span text:style-name="T2">b</text:span><text:span text:style-name="T1">2,1</text:span></text:p>
              </table:table-cell>
              <table:table-cell table:style-name="ce2">
                <text:p text:style-name="P1"><text:span text:style-name="T2">b</text:span><text:span text:style-name="T1">2,2</text:span></text:p>
              </table:table-cell>
              <table:table-cell>
                <text:p text:style-name="P1"><text:span text:style-name="T2">b</text:span><text:span text:style-name="T1">2,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b</text:span><text:span text:style-name="T1">3,0</text:span></text:p>
              </table:table-cell>
              <table:table-cell>
                <text:p text:style-name="P1"><text:span text:style-name="T2">b</text:span><text:span text:style-name="T1">3,1</text:span></text:p>
              </table:table-cell>
              <table:table-cell>
                <text:p text:style-name="P1"><text:span text:style-name="T2">b</text:span><text:span text:style-name="T1">3,2</text:span></text:p>
              </table:table-cell>
              <table:table-cell>
                <text:p text:style-name="P1"><text:span text:style-name="T2">b</text:span><text:span text:style-name="T1">3,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id="id3" draw:layer="layout" svg:width="8.004cm" svg:height="4.723cm" svg:x="0.005cm" svg:y="15.9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k<text:span text:style-name="T1">0,0</text:span></text:p>
              </table:table-cell>
              <table:table-cell>
                <text:p text:style-name="P1"><text:span text:style-name="T2">k</text:span><text:span text:style-name="T1">0,1</text:span></text:p>
              </table:table-cell>
              <table:table-cell>
                <text:p text:style-name="P1"><text:span text:style-name="T2">k</text:span><text:span text:style-name="T1">0,2</text:span></text:p>
              </table:table-cell>
              <table:table-cell>
                <text:p text:style-name="P1"><text:span text:style-name="T2">k</text:span><text:span text:style-name="T1">0,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k</text:span><text:span text:style-name="T1">1,0</text:span></text:p>
              </table:table-cell>
              <table:table-cell>
                <text:p text:style-name="P1"><text:span text:style-name="T2">k</text:span><text:span text:style-name="T1">1,1</text:span></text:p>
              </table:table-cell>
              <table:table-cell>
                <text:p text:style-name="P1"><text:span text:style-name="T2">k</text:span><text:span text:style-name="T1">1,2</text:span></text:p>
              </table:table-cell>
              <table:table-cell>
                <text:p text:style-name="P1"><text:span text:style-name="T2">k</text:span><text:span text:style-name="T1">1,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k</text:span><text:span text:style-name="T1">2,0</text:span></text:p>
              </table:table-cell>
              <table:table-cell>
                <text:p text:style-name="P1"><text:span text:style-name="T2">k</text:span><text:span text:style-name="T1">2,1</text:span></text:p>
              </table:table-cell>
              <table:table-cell table:style-name="ce2">
                <text:p text:style-name="P1"><text:span text:style-name="T2">k</text:span><text:span text:style-name="T1">2,2</text:span></text:p>
              </table:table-cell>
              <table:table-cell>
                <text:p text:style-name="P1"><text:span text:style-name="T2">k</text:span><text:span text:style-name="T1">2,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k</text:span><text:span text:style-name="T1">3,0</text:span></text:p>
              </table:table-cell>
              <table:table-cell>
                <text:p text:style-name="P1"><text:span text:style-name="T2">k</text:span><text:span text:style-name="T1">3,1</text:span></text:p>
              </table:table-cell>
              <table:table-cell>
                <text:p text:style-name="P1"><text:span text:style-name="T2">k</text:span><text:span text:style-name="T1">3,2</text:span></text:p>
              </table:table-cell>
              <table:table-cell>
                <text:p text:style-name="P1"><text:span text:style-name="T2">k</text:span><text:span text:style-name="T1">3,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3" draw:id="id2" draw:layer="layout" svg:width="3cm" svg:height="1.5cm" svg:x="9cm" svg:y="13.8cm">
          <text:p text:style-name="P1"><text:span text:style-name="T3">X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8.004cm" svg:y1="10.661cm" svg:x2="10.5cm" svg:y2="13.8cm" draw:start-shape="id1" draw:start-glue-point="1" draw:end-shape="id2" draw:end-glue-point="4" svg:d="m8004 10661c1664 0 2496 1046 2496 3139">
          <text:p/>
        </draw:connector>
        <draw:connector draw:style-name="gr2" draw:text-style-name="P1" draw:layer="layout" draw:type="curve" svg:x1="8.009cm" svg:y1="18.269cm" svg:x2="10.5cm" svg:y2="15.3cm" draw:start-shape="id3" draw:start-glue-point="1" draw:end-shape="id2" draw:end-glue-point="8" svg:d="m8009 18269c1661 0 2491-989 2491-2969">
          <text:p/>
        </draw:connector>
        <draw:line draw:style-name="gr2" draw:text-style-name="P1" draw:layer="layout" svg:x1="12cm" svg:y1="14.5cm" svg:x2="13cm" svg:y2="14.5cm">
          <text:p/>
        </draw:line>
      </draw:page>
      <draw:page draw:name="page2" draw:style-name="dp1" draw:master-page-name="Standard">
        <draw:frame draw:style-name="standard" draw:layer="layout" svg:width="8.004cm" svg:height="4.723cm" svg:x="0cm" svg:y="8.3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a<text:span text:style-name="T1">0,0</text:span></text:p>
              </table:table-cell>
              <table:table-cell table:style-name="ce4">
                <text:p text:style-name="P1">a<text:span text:style-name="T1">0,1</text:span></text:p>
              </table:table-cell>
              <table:table-cell table:style-name="ce5">
                <text:p text:style-name="P1">a<text:span text:style-name="T1">0,2</text:span></text:p>
              </table:table-cell>
              <table:table-cell table:style-name="ce6">
                <text:p text:style-name="P1">a<text:span text:style-name="T1">0,3</text:span></text:p>
              </table:table-cell>
            </table:table-row>
            <table:table-row table:style-name="ro1">
              <table:table-cell table:style-name="ce1">
                <text:p text:style-name="P1">a<text:span text:style-name="T1">1,0</text:span></text:p>
              </table:table-cell>
              <table:table-cell table:style-name="ce4">
                <text:p text:style-name="P1">a<text:span text:style-name="T1">1,1</text:span></text:p>
              </table:table-cell>
              <table:table-cell table:style-name="ce5">
                <text:p text:style-name="P1">a<text:span text:style-name="T1">1,2</text:span></text:p>
              </table:table-cell>
              <table:table-cell table:style-name="ce6">
                <text:p text:style-name="P1">a<text:span text:style-name="T1">1,3</text:span></text:p>
              </table:table-cell>
            </table:table-row>
            <table:table-row table:style-name="ro1">
              <table:table-cell table:style-name="ce1">
                <text:p text:style-name="P1">a<text:span text:style-name="T1">2,0</text:span></text:p>
              </table:table-cell>
              <table:table-cell table:style-name="ce4">
                <text:p text:style-name="P1">a<text:span text:style-name="T1">2,1</text:span></text:p>
              </table:table-cell>
              <table:table-cell table:style-name="ce5">
                <text:p text:style-name="P1">a<text:span text:style-name="T1">2,2</text:span></text:p>
              </table:table-cell>
              <table:table-cell table:style-name="ce6">
                <text:p text:style-name="P1">a<text:span text:style-name="T1">2,3</text:span></text:p>
              </table:table-cell>
            </table:table-row>
            <table:table-row table:style-name="ro1">
              <table:table-cell table:style-name="ce1">
                <text:p text:style-name="P1">a<text:span text:style-name="T1">3,0</text:span></text:p>
              </table:table-cell>
              <table:table-cell table:style-name="ce4">
                <text:p text:style-name="P1">a<text:span text:style-name="T1">3,1</text:span></text:p>
              </table:table-cell>
              <table:table-cell table:style-name="ce5">
                <text:p text:style-name="P1">a<text:span text:style-name="T1">3,2</text:span></text:p>
              </table:table-cell>
              <table:table-cell table:style-name="ce6">
                <text:p text:style-name="P1">a<text:span text:style-name="T1">3,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004cm" svg:height="4.723cm" svg:x="12cm" svg:y="8.3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">a<text:span text:style-name="T1">0,0</text:span></text:p>
              </table:table-cell>
              <table:table-cell table:style-name="ce4">
                <text:p text:style-name="P1">a<text:span text:style-name="T1">0,1</text:span></text:p>
              </table:table-cell>
              <table:table-cell table:style-name="ce5">
                <text:p text:style-name="P1">a<text:span text:style-name="T1">0,2</text:span></text:p>
              </table:table-cell>
              <table:table-cell table:style-name="ce6">
                <text:p text:style-name="P1">a<text:span text:style-name="T1">0,3</text:span></text:p>
              </table:table-cell>
            </table:table-row>
            <table:table-row table:style-name="ro1">
              <table:table-cell table:style-name="ce4">
                <text:p text:style-name="P1">a<text:span text:style-name="T1">1,1</text:span></text:p>
              </table:table-cell>
              <table:table-cell table:style-name="ce5">
                <text:p text:style-name="P1">a<text:span text:style-name="T1">1,2</text:span></text:p>
              </table:table-cell>
              <table:table-cell table:style-name="ce6">
                <text:p text:style-name="P1">a<text:span text:style-name="T1">1,3</text:span></text:p>
              </table:table-cell>
              <table:table-cell table:style-name="ce1">
                <text:p text:style-name="P1">a<text:span text:style-name="T1">1,0</text:span></text:p>
              </table:table-cell>
            </table:table-row>
            <table:table-row table:style-name="ro1">
              <table:table-cell table:style-name="ce5">
                <text:p text:style-name="P1">a<text:span text:style-name="T1">2,2</text:span></text:p>
              </table:table-cell>
              <table:table-cell table:style-name="ce6">
                <text:p text:style-name="P1">a<text:span text:style-name="T1">2,3</text:span></text:p>
              </table:table-cell>
              <table:table-cell table:style-name="ce1">
                <text:p text:style-name="P1">a<text:span text:style-name="T1">2,0</text:span></text:p>
              </table:table-cell>
              <table:table-cell table:style-name="ce4">
                <text:p text:style-name="P1">a<text:span text:style-name="T1">2,1</text:span></text:p>
              </table:table-cell>
            </table:table-row>
            <table:table-row table:style-name="ro1">
              <table:table-cell table:style-name="ce6">
                <text:p text:style-name="P1">a<text:span text:style-name="T1">3,3</text:span></text:p>
              </table:table-cell>
              <table:table-cell table:style-name="ce1">
                <text:p text:style-name="P1">a<text:span text:style-name="T1">3,0</text:span></text:p>
              </table:table-cell>
              <table:table-cell table:style-name="ce4">
                <text:p text:style-name="P1">a<text:span text:style-name="T1">3,1</text:span></text:p>
              </table:table-cell>
              <table:table-cell table:style-name="ce5">
                <text:p text:style-name="P1">a<text:span text:style-name="T1">3,2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" draw:text-style-name="P1" draw:layer="layout" svg:width="3cm" svg:height="1.5cm" svg:x="8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Standard">
        <draw:frame draw:style-name="standard" draw:id="id4" draw:layer="layout" svg:width="8.004cm" svg:height="4.723cm" svg:x="0.013cm" svg:y="7.0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a<text:span text:style-name="T1">0,0</text:span></text:p>
              </table:table-cell>
              <table:table-cell>
                <text:p text:style-name="P4">a<text:span text:style-name="T1">0,1</text:span></text:p>
              </table:table-cell>
              <table:table-cell>
                <text:p text:style-name="P4">a<text:span text:style-name="T1">0,2</text:span></text:p>
              </table:table-cell>
              <table:table-cell>
                <text:p text:style-name="P4">a<text:span text:style-name="T1">0,3</text:span></text:p>
              </table:table-cell>
            </table:table-row>
            <table:table-row table:style-name="ro1" table:default-cell-style-name="ce1">
              <table:table-cell>
                <text:p text:style-name="P4">a<text:span text:style-name="T1">1,0</text:span></text:p>
              </table:table-cell>
              <table:table-cell>
                <text:p text:style-name="P4">a<text:span text:style-name="T1">1,1</text:span></text:p>
              </table:table-cell>
              <table:table-cell>
                <text:p text:style-name="P4">a<text:span text:style-name="T1">1,2</text:span></text:p>
              </table:table-cell>
              <table:table-cell>
                <text:p text:style-name="P4">a<text:span text:style-name="T1">1,3</text:span></text:p>
              </table:table-cell>
            </table:table-row>
            <table:table-row table:style-name="ro1" table:default-cell-style-name="ce1">
              <table:table-cell>
                <text:p text:style-name="P4">a<text:span text:style-name="T1">2,0</text:span></text:p>
              </table:table-cell>
              <table:table-cell>
                <text:p text:style-name="P4">a<text:span text:style-name="T1">2,1</text:span></text:p>
              </table:table-cell>
              <table:table-cell table:style-name="ce2">
                <text:p text:style-name="P4">a<text:span text:style-name="T1">2,2</text:span></text:p>
              </table:table-cell>
              <table:table-cell>
                <text:p text:style-name="P4">a<text:span text:style-name="T1">2,3</text:span></text:p>
              </table:table-cell>
            </table:table-row>
            <table:table-row table:style-name="ro1" table:default-cell-style-name="ce1">
              <table:table-cell>
                <text:p text:style-name="P4">a<text:span text:style-name="T1">3,0</text:span></text:p>
              </table:table-cell>
              <table:table-cell>
                <text:p text:style-name="P4">a<text:span text:style-name="T1">3,1</text:span></text:p>
              </table:table-cell>
              <table:table-cell>
                <text:p text:style-name="P4">a<text:span text:style-name="T1">3,2</text:span></text:p>
              </table:table-cell>
              <table:table-cell>
                <text:p text:style-name="P4">a<text:span text:style-name="T1">3,3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id="id6" draw:layer="layout" svg:width="8.004cm" svg:height="4.723cm" svg:x="12.85cm" svg:y="7.06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5"><text:span text:style-name="T2">b</text:span><text:span text:style-name="T1">0,1</text:span></text:p>
              </table:table-cell>
              <table:table-cell>
                <text:p text:style-name="P4"><text:span text:style-name="T2">b</text:span><text:span text:style-name="T1">0,1</text:span></text:p>
              </table:table-cell>
              <table:table-cell>
                <text:p text:style-name="P4"><text:span text:style-name="T2">b</text:span><text:span text:style-name="T1">0,2</text:span></text:p>
              </table:table-cell>
              <table:table-cell>
                <text:p text:style-name="P4"><text:span text:style-name="T2">b</text:span><text:span text:style-name="T1">0,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1">1,0</text:span></text:p>
              </table:table-cell>
              <table:table-cell>
                <text:p text:style-name="P4"><text:span text:style-name="T2">b</text:span><text:span text:style-name="T1">1,1</text:span></text:p>
              </table:table-cell>
              <table:table-cell>
                <text:p text:style-name="P4"><text:span text:style-name="T2">b</text:span><text:span text:style-name="T1">1,2</text:span></text:p>
              </table:table-cell>
              <table:table-cell>
                <text:p text:style-name="P4"><text:span text:style-name="T2">b</text:span><text:span text:style-name="T1">1,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1">2,0</text:span></text:p>
              </table:table-cell>
              <table:table-cell>
                <text:p text:style-name="P4"><text:span text:style-name="T2">b</text:span><text:span text:style-name="T1">2,1</text:span></text:p>
              </table:table-cell>
              <table:table-cell table:style-name="ce2">
                <text:p text:style-name="P4"><text:span text:style-name="T2">b</text:span><text:span text:style-name="T1">2,2</text:span></text:p>
              </table:table-cell>
              <table:table-cell>
                <text:p text:style-name="P4"><text:span text:style-name="T2">b</text:span><text:span text:style-name="T1">2,3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b</text:span><text:span text:style-name="T1">3,0</text:span></text:p>
              </table:table-cell>
              <table:table-cell>
                <text:p text:style-name="P4"><text:span text:style-name="T2">b</text:span><text:span text:style-name="T1">3,1</text:span></text:p>
              </table:table-cell>
              <table:table-cell>
                <text:p text:style-name="P4"><text:span text:style-name="T2">b</text:span><text:span text:style-name="T1">3,2</text:span></text:p>
              </table:table-cell>
              <table:table-cell>
                <text:p text:style-name="P4"><text:span text:style-name="T2">b</text:span><text:span text:style-name="T1">3,3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" draw:text-style-name="P6" draw:id="id5" draw:layer="layout" svg:width="5cm" svg:height="1.8cm" svg:x="8cm" svg:y="12.8cm">
          <text:p text:style-name="P4"><text:span text:style-name="T3">Substitu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4.015cm" svg:y1="11.791cm" svg:x2="8cm" svg:y2="13.7cm" draw:start-shape="id4" draw:start-glue-point="2" draw:end-shape="id5" draw:end-glue-point="6" svg:d="m4015 11791c0 1273 1328 1909 3985 1909">
          <text:p/>
        </draw:connector>
        <draw:connector draw:style-name="gr2" draw:text-style-name="P1" draw:layer="layout" draw:type="curve" svg:x1="13cm" svg:y1="13.7cm" svg:x2="16.852cm" svg:y2="11.788cm" draw:start-shape="id5" draw:start-glue-point="10" draw:end-shape="id6" draw:end-glue-point="2" svg:d="m13000 13700c2568 0 3852-637 3852-1912">
          <text:p/>
        </draw:connector>
      </draw:page>
      <draw:page draw:name="page4" draw:style-name="dp1" draw:master-page-name="Standard">
        <draw:frame draw:style-name="standard" draw:id="id7" draw:layer="layout" svg:width="8.004cm" svg:height="4.723cm" svg:x="0.114cm" svg:y="7.0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a<text:span text:style-name="T1">0,0</text:span></text:p>
              </table:table-cell>
              <table:table-cell>
                <text:p text:style-name="P1">a<text:span text:style-name="T1">0,1</text:span></text:p>
              </table:table-cell>
              <table:table-cell table:style-name="ce2">
                <text:p text:style-name="P1">a<text:span text:style-name="T1">0,2</text:span></text:p>
              </table:table-cell>
              <table:table-cell>
                <text:p text:style-name="P1">a<text:span text:style-name="T1">0,3</text:span></text:p>
              </table:table-cell>
            </table:table-row>
            <table:table-row table:style-name="ro1" table:default-cell-style-name="ce1">
              <table:table-cell>
                <text:p text:style-name="P1">a<text:span text:style-name="T1">1,0</text:span></text:p>
              </table:table-cell>
              <table:table-cell>
                <text:p text:style-name="P1">a<text:span text:style-name="T1">1,1</text:span></text:p>
              </table:table-cell>
              <table:table-cell table:style-name="ce2">
                <text:p text:style-name="P1">a<text:span text:style-name="T1">1,2</text:span></text:p>
              </table:table-cell>
              <table:table-cell>
                <text:p text:style-name="P1">a<text:span text:style-name="T1">1,3</text:span></text:p>
              </table:table-cell>
            </table:table-row>
            <table:table-row table:style-name="ro1" table:default-cell-style-name="ce1">
              <table:table-cell>
                <text:p text:style-name="P1">a<text:span text:style-name="T1">2,0</text:span></text:p>
              </table:table-cell>
              <table:table-cell>
                <text:p text:style-name="P1">a<text:span text:style-name="T1">2,1</text:span></text:p>
              </table:table-cell>
              <table:table-cell table:style-name="ce2">
                <text:p text:style-name="P1">a<text:span text:style-name="T1">2,2</text:span></text:p>
              </table:table-cell>
              <table:table-cell>
                <text:p text:style-name="P1">a<text:span text:style-name="T1">2,3</text:span></text:p>
              </table:table-cell>
            </table:table-row>
            <table:table-row table:style-name="ro1" table:default-cell-style-name="ce1">
              <table:table-cell>
                <text:p text:style-name="P1">a<text:span text:style-name="T1">3,0</text:span></text:p>
              </table:table-cell>
              <table:table-cell>
                <text:p text:style-name="P1">a<text:span text:style-name="T1">3,1</text:span></text:p>
              </table:table-cell>
              <table:table-cell table:style-name="ce2">
                <text:p text:style-name="P1">a<text:span text:style-name="T1">3,2</text:span></text:p>
              </table:table-cell>
              <table:table-cell>
                <text:p text:style-name="P1">a<text:span text:style-name="T1">3,3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id="id10" draw:layer="layout" svg:width="8.004cm" svg:height="4.723cm" svg:x="12.951cm" svg:y="10.2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2"><text:span text:style-name="T2">b</text:span><text:span text:style-name="T1">0,1</text:span></text:p>
              </table:table-cell>
              <table:table-cell>
                <text:p text:style-name="P1"><text:span text:style-name="T2">b</text:span><text:span text:style-name="T1">0,1</text:span></text:p>
              </table:table-cell>
              <table:table-cell table:style-name="ce2">
                <text:p text:style-name="P1"><text:span text:style-name="T2">b</text:span><text:span text:style-name="T1">0,2</text:span></text:p>
              </table:table-cell>
              <table:table-cell>
                <text:p text:style-name="P1"><text:span text:style-name="T2">b</text:span><text:span text:style-name="T1">0,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b</text:span><text:span text:style-name="T1">1,0</text:span></text:p>
              </table:table-cell>
              <table:table-cell>
                <text:p text:style-name="P1"><text:span text:style-name="T2">b</text:span><text:span text:style-name="T1">1,1</text:span></text:p>
              </table:table-cell>
              <table:table-cell table:style-name="ce2">
                <text:p text:style-name="P1"><text:span text:style-name="T2">b</text:span><text:span text:style-name="T1">1,2</text:span></text:p>
              </table:table-cell>
              <table:table-cell>
                <text:p text:style-name="P1"><text:span text:style-name="T2">b</text:span><text:span text:style-name="T1">1,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b</text:span><text:span text:style-name="T1">2,0</text:span></text:p>
              </table:table-cell>
              <table:table-cell>
                <text:p text:style-name="P1"><text:span text:style-name="T2">b</text:span><text:span text:style-name="T1">2,1</text:span></text:p>
              </table:table-cell>
              <table:table-cell table:style-name="ce2">
                <text:p text:style-name="P1"><text:span text:style-name="T2">b</text:span><text:span text:style-name="T1">2,2</text:span></text:p>
              </table:table-cell>
              <table:table-cell>
                <text:p text:style-name="P1"><text:span text:style-name="T2">b</text:span><text:span text:style-name="T1">2,3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2">b</text:span><text:span text:style-name="T1">3,0</text:span></text:p>
              </table:table-cell>
              <table:table-cell>
                <text:p text:style-name="P1"><text:span text:style-name="T2">b</text:span><text:span text:style-name="T1">3,1</text:span></text:p>
              </table:table-cell>
              <table:table-cell table:style-name="ce2">
                <text:p text:style-name="P1"><text:span text:style-name="T2">b</text:span><text:span text:style-name="T1">3,2</text:span></text:p>
              </table:table-cell>
              <table:table-cell>
                <text:p text:style-name="P1"><text:span text:style-name="T2">b</text:span><text:span text:style-name="T1">3,3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id="id9" draw:layer="layout" svg:width="8.004cm" svg:height="4.722cm" svg:x="0.079cm" svg:y="13.6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</table:table-row>
            <table:table-row table:style-name="ro1" table:default-cell-style-name="ce1">
              <table:table-cell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1" draw:text-style-name="P3" draw:id="id8" draw:layer="layout" svg:width="1.3cm" svg:height="1.3cm" svg:x="10.1cm" svg:y="12cm">
          <text:p text:style-name="P1"><text:span text:style-name="T4">•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8.118cm" svg:y1="9.43cm" svg:x2="10.75cm" svg:y2="12cm" draw:start-shape="id7" draw:start-glue-point="1" draw:end-shape="id8" draw:end-glue-point="4" svg:d="m8118 9430c1755 0 2632 856 2632 2570">
          <text:p/>
        </draw:connector>
        <draw:connector draw:style-name="gr2" draw:text-style-name="P1" draw:layer="layout" draw:type="curve" svg:x1="8.083cm" svg:y1="16.027cm" svg:x2="10.75cm" svg:y2="13.3cm" draw:start-shape="id9" draw:start-glue-point="1" draw:end-shape="id8" draw:end-glue-point="8" svg:d="m8083 16027c1778 0 2667-909 2667-2727">
          <text:p/>
        </draw:connector>
        <draw:connector draw:style-name="gr2" draw:text-style-name="P1" draw:layer="layout" draw:type="curve" svg:x1="11.4cm" svg:y1="12.65cm" svg:x2="12.951cm" svg:y2="12.627cm" draw:start-shape="id8" draw:start-glue-point="10" draw:end-shape="id10" draw:end-glue-point="3" svg:d="m11400 12650c1164 0 389-23 1551-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nbenannt1" style:family="graphic" style:parent-style-name="standard">
      <style:graphic-properties draw:stroke-dash="Dash_20_1" draw:fill-gradient-name="Gradient_20_7" draw:fill-hatch-name="Hatch_20_46" draw:fill-image-name="Bitmape_20_1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imon Waloschek</meta:initial-creator>
    <meta:creation-date>2010-10-26T12:06:34</meta:creation-date>
    <dc:date>2010-10-26T13:21:20</dc:date>
    <dc:creator>Simon Waloschek</dc:creator>
    <meta:editing-duration>PT01H14M38S</meta:editing-duration>
    <meta:editing-cycles>11</meta:editing-cycles>
    <meta:generator>OpenOffice.org/3.2$Linux OpenOffice.org_project/320m12$Build-9483</meta:generator>
    <meta:document-statistic meta:object-count="22"/>
  </office:meta>
</office:document-meta>
</file>